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01cm" fo:min-width="4.45cm"/>
    </style:style>
    <style:style style:name="gr2" style:family="graphic" style:parent-style-name="standard">
      <style:graphic-properties draw:textarea-horizontal-align="justify" draw:textarea-vertical-align="middle" draw:auto-grow-height="false" fo:min-height="1.851cm" fo:min-width="4.8cm"/>
    </style:style>
    <style:style style:name="gr3" style:family="graphic" style:parent-style-name="standard">
      <style:graphic-properties draw:textarea-horizontal-align="justify" draw:textarea-vertical-align="middle" draw:auto-grow-height="false" fo:min-height="1.701cm" fo:min-width="5.05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5.1cm"/>
    </style:style>
    <style:style style:name="gr5" style:family="graphic" style:parent-style-name="objectwithoutfill">
      <style:graphic-properties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start="Arrow" draw:marker-end="Arrow" draw:textarea-horizontal-align="justify" draw:textarea-vertical-align="middle" draw:auto-grow-height="false" fo:min-height="1.401cm" fo:min-width="4.95cm"/>
    </style:style>
    <style:style style:name="gr7" style:family="graphic" style:parent-style-name="standard">
      <style:graphic-properties draw:marker-start="Arrow" draw:marker-end="Arrow" draw:textarea-horizontal-align="justify" draw:textarea-vertical-align="middle" draw:auto-grow-height="false" fo:min-height="1.018cm" fo:min-width="1.1cm"/>
    </style:style>
    <style:style style:name="gr8" style:family="graphic" style:parent-style-name="standard">
      <style:graphic-properties draw:textarea-horizontal-align="justify" draw:textarea-vertical-align="middle" draw:auto-grow-height="false" fo:min-height="1.401cm" fo:min-width="4.15cm"/>
    </style:style>
    <style:style style:name="gr9" style:family="graphic" style:parent-style-name="standard">
      <style:graphic-properties draw:marker-start="" draw:marker-end="" draw:textarea-horizontal-align="justify" draw:textarea-vertical-align="middle" draw:auto-grow-height="false" fo:min-height="1.018cm" fo:min-width="1.1cm"/>
    </style:style>
    <style:style style:name="gr10" style:family="graphic" style:parent-style-name="standard">
      <style:graphic-properties draw:textarea-horizontal-align="justify" draw:textarea-vertical-align="middle" draw:auto-grow-height="false" fo:min-height="2.151cm" fo:min-width="5.1cm"/>
    </style:style>
    <style:style style:name="gr11" style:family="graphic" style:parent-style-name="standard">
      <style:graphic-properties draw:marker-start="Arrow" draw:marker-end="Arrow" draw:textarea-horizontal-align="justify" draw:textarea-vertical-align="middle" draw:auto-grow-height="false" fo:min-height="1.851cm" fo:min-width="4cm"/>
    </style:style>
    <style:style style:name="gr12" style:family="graphic" style:parent-style-name="standard">
      <style:graphic-properties draw:marker-start="" draw:marker-end="" draw:textarea-horizontal-align="justify" draw:textarea-vertical-align="middle" draw:auto-grow-height="false" fo:min-height="1.35cm" fo:min-width="0.7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marker-start="Arrow" draw:marker-end="Arrow" draw:textarea-horizontal-align="justify" draw:textarea-vertical-align="middle" draw:auto-grow-height="false" fo:min-height="3.801cm" fo:min-width="5.95cm"/>
    </style:style>
    <style:style style:name="gr15" style:family="graphic" style:parent-style-name="standard">
      <style:graphic-properties draw:marker-start="Arrow" draw:marker-end="Arrow" draw:textarea-horizontal-align="justify" draw:textarea-vertical-align="middle" draw:auto-grow-height="false" fo:min-height="1.251cm" fo:min-width="3.6cm"/>
    </style:style>
    <style:style style:name="gr16" style:family="graphic" style:parent-style-name="standard">
      <style:graphic-properties draw:marker-start="Arrow" draw:marker-end="Arrow" draw:textarea-horizontal-align="justify" draw:textarea-vertical-align="middle" draw:auto-grow-height="false" fo:min-height="1.551cm" fo:min-width="4.7cm"/>
    </style:style>
    <style:style style:name="gr17" style:family="graphic" style:parent-style-name="standard">
      <style:graphic-properties draw:marker-start="Arrow" draw:marker-end="Arrow" draw:textarea-horizontal-align="justify" draw:textarea-vertical-align="middle" draw:auto-grow-height="false" fo:min-height="2.625cm" fo:min-width="2.901cm"/>
    </style:style>
    <style:style style:name="gr18" style:family="graphic" style:parent-style-name="standard">
      <style:graphic-properties draw:marker-start="Arrow" draw:marker-end="Arrow" draw:textarea-horizontal-align="justify" draw:textarea-vertical-align="middle" draw:auto-grow-height="false" fo:min-height="1.551cm" fo:min-width="4.9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5.6cm" svg:height="2.6cm" svg:x="9cm" svg:y="9.2cm">
          <text:p text:style-name="P1">Dashboard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cm" svg:height="2.8cm" svg:x="17cm" svg:y="10cm">
          <text:p text:style-name="P1">Auth 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6.2cm" svg:height="2.6cm" svg:x="17.6cm" svg:y="3.6cm">
          <text:p text:style-name="P1">External Syste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6.2cm" svg:height="2.6cm" svg:x="17.9cm" svg:y="4.1cm">
          <text:p text:style-name="P1">External Syste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6.2cm" svg:height="2.6cm" svg:x="18.4cm" svg:y="4.5cm">
          <text:p text:style-name="P1">External Syste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6.2cm" svg:height="2.6cm" svg:x="18.9cm" svg:y="4.9cm">
          <text:p text:style-name="P1">SW Installation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5.6cm" svg:height="2.4cm" svg:x="4.2cm" svg:y="14.8cm">
          <text:p text:style-name="P1">Scrip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6cm" svg:height="2.4cm" svg:x="4.8cm" svg:y="15.2cm">
          <text:p text:style-name="P1">Scrip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6cm" svg:height="2.4cm" svg:x="5.6cm" svg:y="15.6cm">
          <text:p text:style-name="P1"><text:span text:style-name="T1">several</text:span></text:p>
          <text:p text:style-name="P1">Script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cm" svg:y1="7.8cm" svg:x2="9cm" svg:y2="9.4cm">
          <text:p/>
        </draw:line>
        <draw:line draw:style-name="gr5" draw:text-style-name="P1" draw:layer="layout" svg:x1="11.2cm" svg:y1="3.8cm" svg:x2="11.2cm" svg:y2="8.6cm">
          <text:p/>
        </draw:line>
        <draw:line draw:style-name="gr5" draw:text-style-name="P1" draw:layer="layout" svg:x1="20cm" svg:y1="7.8cm" svg:x2="20cm" svg:y2="9.6cm">
          <text:p/>
        </draw:line>
        <draw:line draw:style-name="gr5" draw:text-style-name="P1" draw:layer="layout" svg:x1="15cm" svg:y1="9.2cm" svg:x2="18cm" svg:y2="7.2cm">
          <text:p/>
        </draw:line>
        <draw:line draw:style-name="gr5" draw:text-style-name="P1" draw:layer="layout" svg:x1="10cm" svg:y1="12.4cm" svg:x2="9.2cm" svg:y2="14cm">
          <text:p/>
        </draw:line>
        <draw:line draw:style-name="gr5" draw:text-style-name="P1" draw:layer="layout" svg:x1="16.8cm" svg:y1="11.4cm" svg:x2="15cm" svg:y2="11cm">
          <text:p/>
        </draw:line>
        <draw:custom-shape draw:style-name="gr6" draw:text-style-name="P1" draw:layer="layout" svg:width="6cm" svg:height="2.2cm" svg:x="13cm" svg:y="15.2cm">
          <text:p text:style-name="P1">Encryption 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6cm" svg:height="2.4cm" svg:x="7.8cm" svg:y="10.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1" draw:layer="layout" svg:width="5.2cm" svg:height="2.2cm" svg:x="10.2cm" svg:y="1.2cm">
          <text:p text:style-name="P1">SW Stor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" draw:layer="layout" svg:width="1.6cm" svg:height="2.4cm" svg:x="14.8cm" svg:y="1.6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" draw:layer="layout" svg:width="1.6cm" svg:height="2.4cm" svg:x="7.801cm" svg:y="10.4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1" draw:layer="layout" svg:width="1.6cm" svg:height="2.4cm" svg:x="7.801cm" svg:y="10.401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1" draw:layer="layout" svg:width="6.4cm" svg:height="3.2cm" svg:x="2.8cm" svg:y="4.2cm">
          <text:p text:style-name="P1">SW Accoun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" draw:layer="layout" svg:width="1.6cm" svg:height="2.4cm" svg:x="8.4cm" svg:y="5.4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1" draw:layer="layout" svg:width="1.6cm" svg:height="2.4cm" svg:x="22cm" svg:y="10.8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" draw:text-style-name="P1" draw:layer="layout" svg:x1="15.2cm" svg:y1="14.8cm" svg:x2="13.6cm" svg:y2="12.4cm">
          <text:p/>
        </draw:line>
        <draw:line draw:style-name="gr5" draw:text-style-name="P1" draw:layer="layout" svg:x1="6.8cm" svg:y1="3.8cm" svg:x2="9.6cm" svg:y2="3cm">
          <text:p/>
        </draw:line>
        <draw:line draw:style-name="gr5" draw:text-style-name="P1" draw:layer="layout" svg:x1="16.8cm" svg:y1="2.2cm" svg:x2="18.4cm" svg:y2="3.2cm">
          <text:p/>
        </draw:line>
        <draw:custom-shape draw:style-name="gr6" draw:text-style-name="P1" draw:layer="layout" svg:width="6cm" svg:height="2.2cm" svg:x="20cm" svg:y="14cm">
          <text:p text:style-name="P1">SW Demo 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" draw:layer="layout" svg:width="5.2cm" svg:height="2.8cm" svg:x="0.2cm" svg:y="9.4cm">
          <text:p text:style-name="P1">Shopware.d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1" draw:layer="layout" svg:x1="19.4cm" svg:y1="14.2cm" svg:x2="14.4cm" svg:y2="12cm">
          <text:p/>
        </draw:line>
        <draw:line draw:style-name="gr5" draw:text-style-name="P1" draw:layer="layout" svg:x1="8cm" svg:y1="10cm" svg:x2="6cm" svg:y2="10.6cm">
          <text:p/>
        </draw:line>
        <draw:line draw:style-name="gr5" draw:text-style-name="P1" draw:layer="layout" svg:x1="9.6cm" svg:y1="3.4cm" svg:x2="8cm" svg:y2="3.8cm">
          <text:p/>
        </draw:line>
        <draw:line draw:style-name="gr5" draw:text-style-name="P1" draw:layer="layout" svg:x1="17.8cm" svg:y1="3.4cm" svg:x2="16.8cm" svg:y2="2.8cm">
          <text:p/>
        </draw:line>
        <draw:line draw:style-name="gr5" draw:text-style-name="P1" draw:layer="layout" svg:x1="11.8cm" svg:y1="8.6cm" svg:x2="11.8cm" svg:y2="4cm">
          <text:p/>
        </draw:line>
        <draw:line draw:style-name="gr5" draw:text-style-name="P1" draw:layer="layout" svg:x1="9.4cm" svg:y1="9cm" svg:x2="8cm" svg:y2="7.8cm">
          <text:p/>
        </draw:line>
        <draw:custom-shape draw:style-name="gr9" draw:text-style-name="P1" draw:layer="layout" svg:width="1.6cm" svg:height="2.4cm" svg:x="4.6cm" svg:y="10.8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" draw:text-style-name="P1" draw:layer="layout" svg:x1="20.6cm" svg:y1="9.6cm" svg:x2="20.6cm" svg:y2="7.8cm">
          <text:p/>
        </draw:line>
        <draw:line draw:style-name="gr5" draw:text-style-name="P1" draw:layer="layout" svg:x1="15cm" svg:y1="10.4cm" svg:x2="16.6cm" svg:y2="10.8cm">
          <text:p/>
        </draw:line>
        <draw:line draw:style-name="gr5" draw:text-style-name="P1" draw:layer="layout" svg:x1="9.8cm" svg:y1="14.4cm" svg:x2="10.6cm" svg:y2="12.6cm">
          <text:p/>
        </draw:line>
        <draw:custom-shape draw:style-name="gr12" draw:text-style-name="P1" draw:layer="layout" svg:width="1.6cm" svg:height="2cm" svg:x="9.4cm" svg:y="0.6cm">
          <text:p text:style-name="P1">UI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2" draw:text-style-name="P1" draw:layer="layout" svg:width="1.6cm" svg:height="2cm" svg:x="24.1cm" svg:y="6cm">
          <text:p text:style-name="P1">UI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2" draw:text-style-name="P1" draw:layer="layout" svg:width="1.6cm" svg:height="2cm" svg:x="2.2cm" svg:y="4cm">
          <text:p text:style-name="P1">UI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2" draw:text-style-name="P1" draw:layer="layout" svg:width="1.6cm" svg:height="2cm" svg:x="0.2cm" svg:y="8.4cm">
          <text:p text:style-name="P1">UI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2" draw:text-style-name="P1" draw:layer="layout" svg:width="1.6cm" svg:height="2cm" svg:x="13.2cm" svg:y="10cm">
          <text:p text:style-name="P1">UI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4" draw:text-style-name="P2" draw:layer="layout" svg:width="7.8cm" svg:height="5.4cm" svg:x="9.2cm" svg:y="11.8cm">
          <text:p text:style-name="P2"><text:span text:style-name="T2">SBP Cor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" draw:layer="layout" svg:width="4.6cm" svg:height="2cm" svg:x="2.6cm" svg:y="8.2cm">
          <text:p text:style-name="P1">SW Stor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" draw:layer="layout" svg:width="5.8cm" svg:height="2.4cm" svg:x="14.4cm" svg:y="5.4cm">
          <text:p text:style-name="P1">SW Accoun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6.2cm" svg:height="2.6cm" svg:x="19.2cm" svg:y="8.9cm">
          <text:p text:style-name="P1">External Syste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6.2cm" svg:height="2.6cm" svg:x="19.5cm" svg:y="9.4cm">
          <text:p text:style-name="P1">External Syste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6.2cm" svg:height="2.6cm" svg:x="20cm" svg:y="9.8cm">
          <text:p text:style-name="P1">External Syste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6.2cm" svg:height="2.6cm" svg:x="20.5cm" svg:y="10.2cm">
          <text:p text:style-name="P1">SW Installation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1" draw:layer="layout" svg:x1="15.6cm" svg:y1="11.2cm" svg:x2="15.6cm" svg:y2="8.4cm">
          <text:p/>
        </draw:line>
        <draw:line draw:style-name="gr5" draw:text-style-name="P1" draw:layer="layout" svg:x1="17.4cm" svg:y1="13cm" svg:x2="19.2cm" svg:y2="12.2cm">
          <text:p/>
        </draw:line>
        <draw:custom-shape draw:style-name="gr17" draw:text-style-name="P1" draw:layer="layout" svg:width="3.4cm" svg:height="4.6cm" svg:x="15.4cm" svg:y="13.4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" draw:layer="layout" svg:width="6cm" svg:height="2.4cm" svg:x="8cm" svg:y="5.4cm">
          <text:p text:style-name="P1">SBP Frontend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1" draw:layer="layout" svg:x1="8.8cm" svg:y1="13.4cm" svg:x2="7.2cm" svg:y2="13.4cm">
          <text:p/>
        </draw:line>
        <draw:custom-shape draw:style-name="gr15" draw:text-style-name="P1" draw:layer="layout" svg:width="4.6cm" svg:height="2cm" svg:x="2.3cm" svg:y="12.3cm">
          <text:p text:style-name="P1">Updat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1" draw:layer="layout" svg:x1="5cm" svg:y1="10.6cm" svg:x2="5cm" svg:y2="12cm">
          <text:p/>
        </draw:line>
        <draw:line draw:style-name="gr5" draw:text-style-name="P1" draw:layer="layout" svg:x1="11.6cm" svg:y1="11.175cm" svg:x2="11.6cm" svg:y2="8.375cm">
          <text:p/>
        </draw:line>
        <draw:custom-shape draw:style-name="gr12" draw:text-style-name="P1" draw:layer="layout" svg:width="1.6cm" svg:height="2cm" svg:x="6.2cm" svg:y="8.6cm">
          <text:p text:style-name="P1">UI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2" draw:text-style-name="P1" draw:layer="layout" svg:width="1.6cm" svg:height="2cm" svg:x="12.6cm" svg:y="6.6cm">
          <text:p text:style-name="P1">UI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2" draw:text-style-name="P1" draw:layer="layout" svg:width="1.6cm" svg:height="2cm" svg:x="19.2cm" svg:y="6.4cm">
          <text:p text:style-name="P1">UI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2" draw:text-style-name="P1" draw:layer="layout" svg:width="1.6cm" svg:height="2cm" svg:x="25.4cm" svg:y="11.6cm">
          <text:p text:style-name="P1">UI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3T14:31:34.825017059</meta:creation-date>
    <dc:date>2015-02-13T15:36:22.657523002</dc:date>
    <meta:editing-duration>PT3M22S</meta:editing-duration>
    <meta:editing-cycles>2</meta:editing-cycles>
    <meta:generator>LibreOffice/4.3.3.2$Linux_X86_64 LibreOffice_project/430m0$Build-2</meta:generator>
    <meta:document-statistic meta:object-count="88"/>
  </office:meta>
</office:document-meta>
</file>